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02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1.5866in" fo:break-before="auto" style:use-optimal-row-height="true"/>
    </style:style>
    <style:style style:name="ro5" style:family="table-row">
      <style:table-row-properties style:row-height="1.4283in" fo:break-before="auto" style:use-optimal-row-height="true"/>
    </style:style>
    <style:style style:name="ro6" style:family="table-row">
      <style:table-row-properties style:row-height="0.9583in" fo:break-before="auto" style:use-optimal-row-height="true"/>
    </style:style>
    <style:style style:name="ro7" style:family="table-row">
      <style:table-row-properties style:row-height="0.802in" fo:break-before="auto" style:use-optimal-row-height="true"/>
    </style:style>
    <style:style style:name="ro8" style:family="table-row">
      <style:table-row-properties style:row-height="0.6453in" fo:break-before="auto" style:use-optimal-row-height="true"/>
    </style:style>
    <style:style style:name="ro9" style:family="table-row">
      <style:table-row-properties style:row-height="0.9917in" fo:break-before="auto" style:use-optimal-row-height="true"/>
    </style:style>
    <style:style style:name="ro10" style:family="table-row">
      <style:table-row-properties style:row-height="1.1154in" fo:break-before="auto" style:use-optimal-row-height="true"/>
    </style:style>
    <style:style style:name="ro11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erif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wrap-option="wrap"/>
      <style:text-properties style:font-name="Liberation Serif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  <style:style style:name="T2" style:family="text">
      <style:text-properties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9"/>
        <table:table-column table:style-name="co1" table:number-columns-repeated="16382" table:default-cell-style-name="ce7"/>
        <table:table-row table:style-name="ro1">
          <table:table-cell table:style-name="ce4" office:value-type="string" calcext:value-type="string">
            <text:p>terminology</text:p>
          </table:table-cell>
          <table:table-cell table:style-name="ce4" office:value-type="string" calcext:value-type="string">
            <text:p>explanation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Matplotlib  </text:p>
          </table:table-cell>
          <table:table-cell table:style-name="ce8" office:value-type="string" calcext:value-type="string">
            <text:p>A powerful and versatile open-source plotting library for Python, designed to help users visualize data in a variety of formats. It enables users to graphically represent data, facilitating easier analysis and understanding. 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artist</text:p>
          </table:table-cell>
          <table:table-cell table:style-name="ce6" office:value-type="string" calcext:value-type="string">
            <text:p>Everything in Matplotlib is built on the Artist base class — this includes figures, axes, texts, lines, and more. </text:p>
            <text:p>If it can be drawn, it's an Artist. 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ntainers</text:p>
          </table:table-cell>
          <table:table-cell table:style-name="ce6" office:value-type="string" calcext:value-type="string">
            <text:p>Containers group multiple related artists together. </text:p>
            <text:p>For example, a bar chart’s BarContainer holds all the rectangles (bars) and maybe associated text labels. 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spine</text:p>
          </table:table-cell>
          <table:table-cell table:style-name="ce6" office:value-type="string" calcext:value-type="string">
            <text:p>A spine is a line representing the borders of the plot area (top, bottom, left, right). </text:p>
            <text:p>You can show/hide or style them to customize your plot's frame. 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axes</text:p>
          </table:table-cell>
          <table:table-cell table:style-name="ce6" office:value-type="string" calcext:value-type="string">
            <text:p>Axes is where the actual data is plotted — not to be confused with axis. </text:p>
            <text:p>Each Axes object represents a single plot (i.e., a graph or chart) within a figure. 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figure</text:p>
          </table:table-cell>
          <table:table-cell table:style-name="ce6" office:value-type="string" calcext:value-type="string">
            <text:p>A Figure is the overall window or page that everything is drawn onto. It can contain one or more Axes. 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subplot</text:p>
          </table:table-cell>
          <table:table-cell table:style-name="ce6" office:value-type="string" calcext:value-type="string">
            <text:p>A subplot is a helper for creating multiple axes (plots) within a single figure, arranged in a grid. </text:p>
            <text:p>It's a shorthand for figure.add_subplot(). 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patch</text:p>
          </table:table-cell>
          <table:table-cell table:style-name="ce6" office:value-type="string" calcext:value-type="string">
            <text:p>A patch is a 2D shape — like rectangles, circles, polygons — used to create visual elements such as bars or area fills. 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annotation</text:p>
          </table:table-cell>
          <table:table-cell table:style-name="ce6" office:value-type="string" calcext:value-type="string">
            <text:p>An annotation is used to add text with optional arrows pointing to specific parts of a plot, to clarify or call attention to data. 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arrowprops</text:p>
          </table:table-cell>
          <table:table-cell table:style-name="ce6" office:value-type="string" calcext:value-type="string">
            <text:p>A dictionary of style options used with annotation to customize the appearance of the arrow:</text:p>
            <text:p>Such as color, line style, width, etc.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marker</text:p>
          </table:table-cell>
          <table:table-cell table:style-name="ce6" office:value-type="string" calcext:value-type="string">
            <text:p>A marker is a symbol that represents individual data points on a line or scatter plot (e.g., circles, squares, stars). 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ticks</text:p>
          </table:table-cell>
          <table:table-cell table:style-name="ce6" office:value-type="string" calcext:value-type="string">
            <text:p>Ticks are the small marks along the x and y axes that indicate the scale of the plot. 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ticklabels</text:p>
          </table:table-cell>
          <table:table-cell table:style-name="ce6" office:value-type="string" calcext:value-type="string">
            <text:p>Ticklabels are the text labels associated with each tick, showing the value or category. 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layout</text:p>
          </table:table-cell>
          <table:table-cell table:style-name="ce6" office:value-type="string" calcext:value-type="string">
            <text:p>Layout refers to how subplots and other elements (titles, labels) are arranged. </text:p>
            <text:p>Matplotlib offers functions like:</text:p>
            <text:p>Tight_layout() and constrained_layout() to manage this. 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grid</text:p>
          </table:table-cell>
          <table:table-cell table:style-name="ce6" office:value-type="string" calcext:value-type="string">
            <text:p>a set of horizontal and/or vertical lines drawn across the plot, aligned with the ticks on the axes.</text:p>
            <text:p/>
            <text:p>Purpose: </text:p>
            <text:p>Grids make it easier to read and interpret the data by aligning visual elements with axis values.</text:p>
            <text:p/>
            <text:p>Usage: </text:p>
            <text:p>You can turn on the grid using plt.grid(True)</text:p>
            <text:p/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legend</text:p>
          </table:table-cell>
          <table:table-cell office:value-type="string" calcext:value-type="string">
            <text:p>a box that explains what the different lines, bars, or markers in your plot represent.</text:p>
            <text:p/>
            <text:p>Purpose: </text:p>
            <text:p>Helps identify each data series in a plot when there are multiple elements (like multiple lines or scatter points).</text:p>
            <text:p/>
            <text:p>Usage: </text:p>
            <text:p>You define labels in the plot() function, and then call plt.legend() to show the legend.</text:p>
            <text:p/>
          </table:table-cell>
          <table:table-cell table:style-name="ce9"/>
          <table:table-cell table:number-columns-repeated="16381"/>
        </table:table-row>
        <table:table-row table:style-name="ro6">
          <table:table-cell table:style-name="ce6" office:value-type="string" calcext:value-type="string">
            <text:p>exploratory data analysis</text:p>
          </table:table-cell>
          <table:table-cell table:style-name="ce6" office:value-type="string" calcext:value-type="string">
            <text:p>The process of analyzing data sets to summarize their main characteristics and discover patterns, often using visual methods.</text:p>
            <text:p/>
            <text:p>It's about "exploring" the data without strong assumptions to find trends, anomalies, or relationships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explanatory data analysis</text:p>
          </table:table-cell>
          <table:table-cell table:style-name="ce6" office:value-type="string" calcext:value-type="string">
            <text:p>The process of analyzing and presenting data with a clear purpose: to explain or support a specific conclusion or tell a specific story.</text:p>
            <text:p/>
            <text:p>It's focused and intentional, unlike EDA, which is open-ended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clutter</text:p>
          </table:table-cell>
          <table:table-cell table:style-name="ce6" office:value-type="string" calcext:value-type="string">
            <text:p>Unnecessary or excessive visual elements (labels, lines, colors, marks) that distract the viewer from the main message of a chart.</text:p>
            <text:p/>
            <text:p>Less clutter = Clearer communication.</text:p>
            <text:p/>
          </table:table-cell>
          <table:table-cell table:number-columns-repeated="16382"/>
        </table:table-row>
        <table:table-row table:style-name="ro8">
          <table:table-cell table:style-name="ce6" office:value-type="string" calcext:value-type="string">
            <text:p>proximity principle</text:p>
          </table:table-cell>
          <table:table-cell table:style-name="ce6" office:value-type="string" calcext:value-type="string">
            <text:p>A design principle where items that are close together are perceived as related.</text:p>
            <text:p/>
            <text:p>It helps viewers group information naturally and understand relationships quickly.</text:p>
            <text:p/>
          </table:table-cell>
          <table:table-cell table:number-columns-repeated="16382"/>
        </table:table-row>
        <table:table-row table:style-name="ro8">
          <table:table-cell table:style-name="ce6" office:value-type="string" calcext:value-type="string">
            <text:p>attention</text:p>
          </table:table-cell>
          <table:table-cell table:style-name="ce6" office:value-type="string" calcext:value-type="string">
            <text:p>The viewer's focus on key parts of a visualization.</text:p>
            <text:p/>
            <text:p>Good design helps guide attention toward the most important insights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contrast</text:p>
          </table:table-cell>
          <table:table-cell table:style-name="ce6" office:value-type="string" calcext:value-type="string">
            <text:p>The use of differences in color, size, shape, or brightness to make certain elements stand out.</text:p>
            <text:p/>
            <text:p>High contrast can highlight important information and direct attention effectively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colors sparingly</text:p>
          </table:table-cell>
          <table:table-cell table:style-name="ce6" office:value-type="string" calcext:value-type="string">
            <text:p>Using a limited number of colors to maintain clarity and avoid overwhelming the viewer.</text:p>
            <text:p/>
            <text:p>Color should be used strategically to highlight or group information, not decorate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data storytelling</text:p>
          </table:table-cell>
          <table:table-cell table:style-name="ce6" office:value-type="string" calcext:value-type="string">
            <text:p>The art of combining data, visuals, and narrative to communicate an insight or persuade an audience.</text:p>
            <text:p/>
            <text:p>It makes data relatable, meaningful, and actionable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grid</text:p>
          </table:table-cell>
          <table:table-cell table:style-name="ce6" office:value-type="string" calcext:value-type="string">
            <text:p>The background structure of a chart (often invisible) that helps align elements and make layouts cleaner and easier to read.</text:p>
            <text:p/>
            <text:p>Grids improve visual organization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axis</text:p>
          </table:table-cell>
          <table:table-cell table:style-name="ce6" office:value-type="string" calcext:value-type="string">
            <text:p>The horizontal (x) and vertical (y) lines in a chart that define the scale and measurements of the data being presented.</text:p>
            <text:p/>
            <text:p>Clear axes are critical for interpreting charts correctly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insight</text:p>
          </table:table-cell>
          <table:table-cell table:style-name="ce6" office:value-type="string" calcext:value-type="string">
            <text:p>A meaningful discovery in the data — something that reveals understanding, changes perspective, or guides decision-making.</text:p>
            <text:p/>
            <text:p>Insights answer important questions or explain causes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context</text:p>
          </table:table-cell>
          <table:table-cell table:style-name="ce6" office:value-type="string" calcext:value-type="string">
            <text:p>The background information needed to understand the data: what, when, where, why.</text:p>
            <text:p/>
            <text:p>Providing context ensures that audiences interpret visuals correctly and trust the analysis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call to action (CTA)</text:p>
          </table:table-cell>
          <table:table-cell table:style-name="ce6" office:value-type="string" calcext:value-type="string">
            <text:p>A clear next step you encourage the audience to take after presenting your data (e.g., make a decision, investigate further, change behavior).</text:p>
            <text:p/>
            <text:p>A good data story often ends with a call to action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annotation</text:p>
          </table:table-cell>
          <table:table-cell table:style-name="ce6" office:value-type="string" calcext:value-type="string">
            <text:p>Labels, notes, or explanations directly placed on charts to highlight important points, clarify meaning, or add extra information.</text:p>
            <text:p/>
            <text:p>Annotations make key takeaways obvious.</text:p>
            <text:p/>
          </table:table-cell>
          <table:table-cell table:number-columns-repeated="16382"/>
        </table:table-row>
        <table:table-row table:style-name="ro9">
          <table:table-cell table:style-name="ce6" office:value-type="string" calcext:value-type="string">
            <text:p>KPI</text:p>
          </table:table-cell>
          <table:table-cell table:style-name="ce6" office:value-type="string" calcext:value-type="string">
            <text:p><text:span text:style-name="T1">KPI (Key Performance Indicator)</text:span></text:p>
            <text:p>A specific, measurable value that shows how effectively a person, team, or organization is achieving a goal.</text:p>
            <text:p/>
            <text:p>In dashboards, KPIs are used to track performance at a glance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story arc</text:p>
          </table:table-cell>
          <table:table-cell table:style-name="ce6" office:value-type="string" calcext:value-type="string">
            <text:p>The narrative structure of a data story: typically starting with context, moving through tension/conflict/discovery, and ending with resolution or insight.</text:p>
            <text:p/>
            <text:p>Good story arcs keep the audience engaged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data literacy</text:p>
          </table:table-cell>
          <table:table-cell table:style-name="ce6" office:value-type="string" calcext:value-type="string">
            <text:p>The ability to read, work with, analyze, and communicate data effectively.</text:p>
            <text:p/>
            <text:p>Data literacy means people can understand charts, question findings, and make decisions based on data.</text:p>
            <text:p/>
          </table:table-cell>
          <table:table-cell table:number-columns-repeated="16382"/>
        </table:table-row>
        <table:table-row table:style-name="ro6">
          <table:table-cell table:style-name="ce6" office:value-type="string" calcext:value-type="string">
            <text:p>dashboard fatigue</text:p>
          </table:table-cell>
          <table:table-cell table:style-name="ce13" office:value-type="string" calcext:value-type="string">
            <text:p>When users become overwhelmed or disengaged due to too many dashboards, too much information, or unclear visuals.</text:p>
            <text:p/>
            <text:p>Good dashboard design avoids fatigue by focusing on simplicity, relevance, and clarity.</text:p>
            <text:p/>
          </table:table-cell>
          <table:table-cell table:style-name="ce9"/>
          <table:table-cell table:number-columns-repeated="16381"/>
        </table:table-row>
        <table:table-row table:style-name="ro10">
          <table:table-cell table:style-name="ce6" office:value-type="string" calcext:value-type="string">
            <text:p>choropleth</text:p>
          </table:table-cell>
          <table:table-cell table:style-name="ce6" office:value-type="string" calcext:value-type="string">
            <text:p>A map where areas (like countries or states) are colored or shaded based on a value — for example, showing population or GDP.</text:p>
            <text:p/>
            <text:p>Example:</text:p>
            <text:p/>
            <text:p>A world map where darker colors show countries with higher COVID cases.</text:p>
            <text:p/>
          </table:table-cell>
          <table:table-cell table:number-columns-repeated="16382"/>
        </table:table-row>
        <table:table-row table:style-name="ro10">
          <table:table-cell table:style-name="ce6" office:value-type="string" calcext:value-type="string">
            <text:p>fig.update_layout</text:p>
          </table:table-cell>
          <table:table-cell table:style-name="ce6" office:value-type="string" calcext:value-type="string">
            <text:p>A command in Plotly to change the overall look of the figure — like title, size, background, axis labels, margins, etc.</text:p>
            <text:p/>
            <text:p>Example:</text:p>
            <text:p/>
            <text:p><text:span text:style-name="T2">Fig.update_layout(title='My Chart', width=600, height=400) </text:span></text:p>
          </table:table-cell>
          <table:table-cell table:number-columns-repeated="16382"/>
        </table:table-row>
        <table:table-row table:style-name="ro10">
          <table:table-cell table:style-name="ce6" office:value-type="string" calcext:value-type="string">
            <text:p>radar chart</text:p>
          </table:table-cell>
          <table:table-cell table:style-name="ce6" office:value-type="string" calcext:value-type="string">
            <text:p>A circular chart where each axis comes out from the center and represents a different variable — used to compare multiple features.</text:p>
            <text:p/>
            <text:p>Example:</text:p>
            <text:p/>
            <text:p>Comparing a soccer player’s speed, passing, shooting, and defense on one chart.</text:p>
            <text:p/>
          </table:table-cell>
          <table:table-cell table:number-columns-repeated="16382"/>
        </table:table-row>
        <table:table-row table:style-name="ro11">
          <table:table-cell table:style-name="ce6" office:value-type="string" calcext:value-type="string">
            <text:p>spider chart</text:p>
          </table:table-cell>
          <table:table-cell table:style-name="ce6" office:value-type="string" calcext:value-type="string">
            <text:p>Another name for a radar chart — they are the same thing. It’s called “spider” because the shape often looks like a spiderweb. </text:p>
          </table:table-cell>
          <table:table-cell table:number-columns-repeated="16382"/>
        </table:table-row>
        <table:table-row table:style-name="ro10">
          <table:table-cell table:style-name="ce6" office:value-type="string" calcext:value-type="string">
            <text:p>mapbox</text:p>
          </table:table-cell>
          <table:table-cell table:style-name="ce6" office:value-type="string" calcext:value-type="string">
            <text:p>A powerful map service that Plotly uses for interactive, customizable map visualizations. You can plot data points, routes, or shapes on it.</text:p>
            <text:p/>
            <text:p>Example:</text:p>
            <text:p/>
            <text:p>A map showing taxi pickup points in New York.</text:p>
            <text:p/>
          </table:table-cell>
          <table:table-cell table:number-columns-repeated="16382"/>
        </table:table-row>
        <table:table-row table:style-name="ro10">
          <table:table-cell table:style-name="ce6" office:value-type="string" calcext:value-type="string">
            <text:p>geojson</text:p>
          </table:table-cell>
          <table:table-cell table:style-name="ce6" office:value-type="string" calcext:value-type="string">
            <text:p>A special JSON (text) format that stores geographic data — like country borders, city shapes, or regions — so you can plot them on a map.</text:p>
            <text:p/>
            <text:p>Example:</text:p>
            <text:p/>
            <text:p>A file that describes the shape of U.S. states to color them in a choropleth map.</text:p>
            <text:p/>
          </table:table-cell>
          <table:table-cell table:number-columns-repeated="16382"/>
        </table:table-row>
        <table:table-row table:style-name="ro6">
          <table:table-cell table:style-name="ce6" office:value-type="string" calcext:value-type="string">
            <text:p>bubble chart</text:p>
          </table:table-cell>
          <table:table-cell table:style-name="ce6" office:value-type="string" calcext:value-type="string">
            <text:p>A scatter plot where the size of the points (bubbles) shows a third variable.</text:p>
            <text:p/>
            <text:p>Example:</text:p>
            <text:p/>
            <text:p>X-axis: GDP, Y-axis: life expectancy, bubble size: population.</text:p>
            <text:p/>
          </table:table-cell>
          <table:table-cell table:number-columns-repeated="16382"/>
        </table:table-row>
        <table:table-row table:style-name="ro6">
          <table:table-cell table:style-name="ce6" office:value-type="string" calcext:value-type="string">
            <text:p>pie chart</text:p>
          </table:table-cell>
          <table:table-cell table:style-name="ce6" office:value-type="string" calcext:value-type="string">
            <text:p>A circular chart divided into slices to show parts of a whole.</text:p>
            <text:p/>
            <text:p>Example:</text:p>
            <text:p/>
            <text:p>Showing what percentage of sales came from each product category.</text:p>
            <text:p/>
          </table:table-cell>
          <table:table-cell table:number-columns-repeated="16382"/>
        </table:table-row>
        <table:table-row table:style-name="ro10">
          <table:table-cell table:style-name="ce6" office:value-type="string" calcext:value-type="string">
            <text:p>hovertemplate</text:p>
          </table:table-cell>
          <table:table-cell table:style-name="ce6" office:value-type="string" calcext:value-type="string">
            <text:p>A Plotly setting that lets you fully customize what appears when you hover over a point.</text:p>
            <text:p/>
            <text:p>Example:</text:p>
            <text:p/>
            <text:p><text:span text:style-name="T2">hovertemplate='Country: %{location}&lt;br&gt;GDP: %{z}&lt;extra&gt;&lt;/extra&gt;' </text:span></text:p>
          </table:table-cell>
          <table:table-cell/>
          <table:table-cell table:style-name="ce9"/>
          <table:table-cell table:number-columns-repeated="16380"/>
        </table:table-row>
        <table:table-row table:style-name="ro10">
          <table:table-cell table:style-name="ce6" office:value-type="string" calcext:value-type="string">
            <text:p>trace</text:p>
          </table:table-cell>
          <table:table-cell table:style-name="ce15" office:value-type="string" calcext:value-type="string">
            <text:p>In Plotly, a trace is a single set of data on the chart — like one line, one set of bars, or one group of points.</text:p>
            <text:p/>
            <text:p>Example:</text:p>
            <text:p/>
            <text:p>A line plot with two lines has two traces — one for each line.</text:p>
            <text:p/>
          </table:table-cell>
          <table:table-cell table:number-columns-repeated="16382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07:46:23.9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2T15:19:49.840000000</meta:creation-date>
    <dc:date>2025-05-05T07:50:11.232000000</dc:date>
    <meta:editing-duration>PT26M38S</meta:editing-duration>
    <meta:editing-cycles>8</meta:editing-cycles>
    <meta:generator>LibreOffice/24.2.1.2$Windows_X86_64 LibreOffice_project/db4def46b0453cc22e2d0305797cf981b68ef5ac</meta:generator>
    <meta:document-statistic meta:table-count="1" meta:cell-count="90" meta:object-count="0"/>
  </office:meta>
</office:document-meta>
</file>